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0EC787ED792711CDC2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02963" officeooo:paragraph-rsid="000029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002963" officeooo:paragraph-rsid="000029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bold" style:font-name-asian="Times New Roman" style:font-size-asian="10.5pt" style:language-asian="zxx" style:country-asian="none" style:font-style-asian="normal" style:font-weight-asian="bold" style:font-name-complex="Times New Roman" style:font-size-complex="10.5pt" style:language-complex="ar" style:country-complex="SA" style:font-style-complex="normal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use-window-font-color="true" style:font-name="Arial" fo:font-size="8pt" fo:language="es" fo:country="ES" fo:font-style="normal" style:text-underline-style="none" fo:font-weight="normal" officeooo:rsid="00002963" officeooo:paragraph-rsid="00002963" style:font-name-asian="Times New Roman" style:font-size-asian="8pt" style:language-asian="zxx" style:country-asian="none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002963"/>
    </style:style>
    <style:style style:name="P17" style:family="paragraph" style:parent-style-name="Standard" style:list-style-name="L6">
      <style:paragraph-properties fo:text-align="justify" style:justify-single-word="false"/>
      <style:text-properties officeooo:paragraph-rsid="00002963"/>
    </style:style>
    <style:style style:name="P1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8pt" officeooo:paragraph-rsid="00002963" style:font-size-asian="8pt" style:font-size-complex="8pt"/>
    </style:style>
    <style:style style:name="P19" style:family="paragraph" style:parent-style-name="Standard" style:list-style-name="L4" style:master-page-name="">
      <loext:graphic-properties draw:fill="none"/>
      <style:paragraph-properties fo:text-align="justify" style:justify-single-word="false" style:page-number="auto" fo:background-color="transparent"/>
      <style:text-properties fo:font-size="8pt" officeooo:paragraph-rsid="00002963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2963"/>
    </style:style>
    <style:style style:name="T3" style:family="text">
      <style:text-properties style:use-window-font-color="true" style:font-name="Arial" fo:font-size="10.5pt" fo:language="es" fo:country="ES" fo:font-style="normal" style:text-underline-style="none" fo:font-weight="normal" officeooo:rsid="000029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4" style:family="text">
      <style:text-properties style:use-window-font-color="true" style:font-name="Arial" fo:language="es" fo:country="ES" fo:font-style="normal" style:text-underline-style="none" fo:font-weight="normal" officeooo:rsid="00002963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84cm" fo:text-indent="-0.635cm" fo:margin-left="3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19cm" fo:text-indent="-0.635cm" fo:margin-left="4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54cm" fo:text-indent="-0.635cm" fo:margin-left="5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89cm" fo:text-indent="-0.635cm" fo:margin-left="5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24cm" fo:text-indent="-0.635cm" fo:margin-left="6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59cm" fo:text-indent="-0.635cm" fo:margin-left="7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94cm" fo:text-indent="-0.635cm" fo:margin-left="7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29cm" fo:text-indent="-0.635cm" fo:margin-left="8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64cm" fo:text-indent="-0.635cm" fo:margin-left="8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99cm" fo:text-indent="-0.635cm" fo:margin-left="9.59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/>
      <text:list xml:id="list1277454339" text:style-name="L1">
        <text:list-item>
          <text:p text:style-name="P10">Lee 01_UNIDAD1_Introduccion_BD que tienes en la carpeta Teoría, y responde a las siguientes preguntas:</text:p>
          <text:list>
            <text:list-item>
              <text:p text:style-name="P10"><text:s/>Para <text:s/>un SGBD que es:</text:p>
              <text:p text:style-name="P10"/>
            </text:list-item>
          </text:list>
        </text:list-item>
      </text:list>
      <text:list xml:id="list689691845" text:style-name="L2">
        <text:list-item>
          <text:p text:style-name="P14">un catálogo o diccionario o esquema:</text:p>
          <text:p text:style-name="P11">Almacén de las descripciones de los datos y contenedor de la información de los metadatos. </text:p>
        </text:list-item>
      </text:list>
      <text:p text:style-name="P16"><text:span text:style-name="T3"><text:tab/><text:tab/>ej)</text:span></text:p>
      <text:list xml:id="list3803036439" text:style-name="L4">
        <text:list-item>
          <text:p text:style-name="P19"><text:span text:style-name="T4">Nombre, tipo y tamaño de los datos.</text:span></text:p>
        </text:list-item>
        <text:list-item>
          <text:p text:style-name="P15">Nombre de las relaciones entre los datos. </text:p>
        </text:list-item>
        <text:list-item>
          <text:p text:style-name="P15">Restricciones de integridad sobre los datos. </text:p>
        </text:list-item>
        <text:list-item>
          <text:p text:style-name="P15">Nombre de los usuarios autorizados a acceder a la base de datos. </text:p>
        </text:list-item>
        <text:list-item>
          <text:p text:style-name="P15">Esquemas externos, conceptual e interno, y correspondencia entre los esquemas.</text:p>
        </text:list-item>
        <text:list-item>
          <text:p text:style-name="P18"><text:span text:style-name="T4">Estadísticas de utilización.</text:span></text:p>
        </text:list-item>
      </text:list>
      <text:list xml:id="list105148085755364" text:continue-list="list689691845" text:style-name="L2">
        <text:list-header>
          <text:p text:style-name="P11"/>
        </text:list-header>
        <text:list-item>
          <text:p text:style-name="P14">una transacción:</text:p>
        </text:list-item>
      </text:list>
      <text:p text:style-name="P7"><text:tab/><text:tab/><text:span text:style-name="T2">Conjunto de acciones que cambian el contenido de la base de datos. </text:span></text:p>
      <text:p text:style-name="P7"/>
      <text:list xml:id="list105147199695697" text:continue-list="list1277454339" text:style-name="L1">
        <text:list-item>
          <text:p text:style-name="P10">Aquí tienes un ranking de <text:s/>los <text:s/>Sistemas Gestores de Base de Datos (SGBD) mas utilizados: http://db-engines.com/en/ranking</text:p>
          <text:p text:style-name="P13">Selecciona tres SGBD <text:s/>relacionales <text:s/>y tres que no lo sean.</text:p>
        </text:list-item>
      </text:list>
      <text:p text:style-name="P7"/>
      <text:list xml:id="list1683351838" text:style-name="L6">
        <text:list-item>
          <text:p text:style-name="P17"><text:span text:style-name="T3">Relacional: Oracle,MySQL e Informix</text:span></text:p>
          <text:p text:style-name="P17"><text:span text:style-name="T3"/></text:p>
        </text:list-item>
        <text:list-item>
          <text:p text:style-name="P12">No relacional: MongoDB, Elasticsearch y Redi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6pt" style:font-style-asian="normal" style:font-weight-asian="normal" style:font-name-complex="Tahoma" style:font-family-complex="Tahoma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6pt" style:font-style-asian="normal" style:font-weight-asian="normal" style:font-name-complex="Tahoma" style:font-family-complex="Tahoma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_28_user_29_" style:display-name="Heading (user)" style:family="paragraph">
      <style:paragraph-properties fo:margin-top="0.746cm" fo:margin-bottom="0.374cm" loext:contextual-spacing="false" style:text-autospace="none"/>
      <style:text-properties style:use-window-font-color="true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Body_20_Text" style:display-name="Body Text" style:family="paragraph">
      <style:paragraph-properties fo:margin-top="0cm" fo:margin-bottom="0.374cm" loext:contextual-spacing="false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>
      <style:paragraph-properties fo:margin-top="0.374cm" fo:margin-bottom="0.374cm" loext:contextual-spacing="false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_20__28_user_29_" style:display-name="Index (user)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0.91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87ED792711CDC2B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2-09-11T10:30:54.28</meta:creation-date>
    <meta:editing-cycles>30</meta:editing-cycles>
    <meta:editing-duration>PT22H52M47S</meta:editing-duration>
    <meta:initial-creator>B. I-I. </meta:initial-creator>
    <dc:date>2018-09-13T10:51:46.484000000</dc:date>
    <meta:document-statistic meta:table-count="1" meta:image-count="1" meta:object-count="0" meta:page-count="1" meta:paragraph-count="23" meta:word-count="160" meta:character-count="1124" meta:non-whitespace-character-count="857"/>
    <meta:user-defined meta:name="Info 1"/>
    <meta:user-defined meta:name="Info 2"/>
    <meta:user-defined meta:name="Info 3"/>
    <meta:user-defined meta:name="Info 4"/>
  </office:meta>
</office:document-meta>
</file>